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TEPS" style:family="table">
      <style:table-properties style:width="6.925in" table:align="margins"/>
    </style:style>
    <style:style style:name="STEPS.A" style:family="table-column">
      <style:table-column-properties style:column-width="3.4625in" style:rel-column-width="32767*"/>
    </style:style>
    <style:style style:name="STEPS.B" style:family="table-column">
      <style:table-column-properties style:column-width="3.4625in" style:rel-column-width="32768*"/>
    </style:style>
    <style:style style:name="STEPS.A1" style:family="table-cell">
      <style:table-cell-properties fo:padding="0.0382in" fo:border-left="0.05pt solid #000000" fo:border-right="none" fo:border-top="0.05pt solid #000000" fo:border-bottom="0.05pt solid #000000"/>
    </style:style>
    <style:style style:name="STEPS.B1" style:family="table-cell">
      <style:table-cell-properties fo:padding="0.0382in" fo:border="0.05pt solid #000000"/>
    </style:style>
    <style:style style:name="STEPS.A2" style:family="table-cell">
      <style:table-cell-properties fo:padding="0.0382in" fo:border-left="0.05pt solid #000000" fo:border-right="none" fo:border-top="none" fo:border-bottom="0.05pt solid #000000"/>
    </style:style>
    <style:style style:name="STEP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cb7b" officeooo:paragraph-rsid="0007cb7b"/>
    </style:style>
    <style:style style:name="P2" style:family="paragraph" style:parent-style-name="Table_20_Contents">
      <style:text-properties officeooo:rsid="0007cb7b" officeooo:paragraph-rsid="0007cb7b"/>
    </style:style>
    <style:style style:name="P3" style:family="paragraph" style:parent-style-name="Table_20_Heading">
      <style:text-properties officeooo:rsid="0007cb7b" officeooo:paragraph-rsid="0007cb7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ASES">
        <text:p text:style-name="Standard"/>
      </text:section>
      <text:p text:style-name="Standard"/>
      <text:p text:style-name="P1">Поиск</text:p>
      <text:p text:style-name="P1">obj</text:p>
      <text:p text:style-name="P1">123</text:p>
      <text:p text:style-name="P1">data</text:p>
      <text:p text:style-name="P1"/>
      <table:table table:name="STEPS" table:style-name="STEPS">
        <table:table-column table:style-name="STEPS.A"/>
        <table:table-column table:style-name="STEPS.B"/>
        <table:table-header-rows>
          <table:table-row>
            <table:table-cell table:style-name="STEPS.A1" office:value-type="string">
              <text:p text:style-name="P3">Action</text:p>
            </table:table-cell>
            <table:table-cell table:style-name="STEPS.B1" office:value-type="string">
              <text:p text:style-name="P3">Expected result</text:p>
            </table:table-cell>
          </table:table-row>
        </table:table-header-rows>
        <table:table-row>
          <table:table-cell table:style-name="STEPS.A2" office:value-type="string">
            <text:p text:style-name="P2">123</text:p>
          </table:table-cell>
          <table:table-cell table:style-name="STEPS.B2" office:value-type="string">
            <text:p text:style-name="P2">123</text:p>
          </table:table-cell>
        </table:table-row>
        <table:table-row>
          <table:table-cell table:style-name="STEPS.A2" office:value-type="string">
            <text:p text:style-name="P2">123</text:p>
          </table:table-cell>
          <table:table-cell table:style-name="STEPS.B2" office:value-type="string">
            <text:p text:style-name="P2">123</text:p>
          </table:table-cell>
        </table:table-row>
        <table:table-row>
          <table:table-cell table:style-name="STEPS.A2" office:value-type="string">
            <text:p text:style-name="P2">привет</text:p>
          </table:table-cell>
          <table:table-cell table:style-name="STEPS.B2" office:value-type="string">
            <text:p text:style-name="P2">12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hatko </meta:initial-creator>
    <meta:creation-date>2013-04-03T21:42:31</meta:creation-date>
    <dc:date>2013-04-03T23:20:50</dc:date>
    <dc:creator>ekhatko </dc:creator>
    <meta:editing-duration>P0D</meta:editing-duration>
    <meta:editing-cycles>2</meta:editing-cycles>
    <meta:generator>LibreOffice/4.0.0.3$Linux_X86_64 LibreOffice_project/7545bee9c2a0782548772a21bc84a9dcc583b89</meta:generator>
    <meta:document-statistic meta:table-count="1" meta:image-count="0" meta:object-count="0" meta:page-count="1" meta:paragraph-count="8" meta:word-count="9" meta:character-count="106" meta:non-whitespace-character-count="105"/>
  </office:meta>
</office:document-meta>
</file>